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15b7"/>
    </style:style>
    <style:style style:name="T1" style:family="text">
      <style:text-properties officeooo:rsid="001315b7"/>
    </style:style>
    <style:style style:name="T2" style:family="text">
      <style:text-properties officeooo:rsid="00150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ou are working in a repo whose root is `workspace/` <text:span text:style-name="T1">(this is the container root folder)</text:span></text:p>
      <text:p text:style-name="Standard"/>
      <text:p text:style-name="Standard">Goal</text:p>
      <text:p text:style-name="Standard">-----</text:p>
      <text:p text:style-name="Standard">Build a Streamlit dashboard (`streamlit_app.py` <text:s/>under `workspace/scripts/`) that implements the “GAN vs diffusion models” UI described below, and plugs into the existing code and models:</text:p>
      <text:p text:style-name="Standard"/>
      <text:p text:style-name="Standard">- Real images: `workspace/data/CRC-VAL-HE-7K/`</text:p>
      <text:p text:style-name="Standard">- Class mapping: `workspace/p9dg/utils/class_mappings.py`</text:p>
      <text:p text:style-name="Standard">- Data generator: `workspace/p9dg/histo_dataset.py`</text:p>
      <text:p text:style-name="Standard">- GAN model (conditional GAN): `workspace/models/cgan_best_model.pt`</text:p>
      <text:p text:style-name="Standard">- Diffusion-like model PixCell UNI2-h: `workspace/models/pixcell256_reference.pt`</text:p>
      <text:p text:style-name="Standard">- **Baseline CNN model (MobileNetV2): `workspace/models/mobilenetv2_best.pt`**</text:p>
      <text:p text:style-name="Standard">- CNN &amp; metrics helpers: `workspace/metrics/cnn_eval.py`</text:p>
      <text:p text:style-name="Standard">- Image quality metrics: `workspace/metrics/fid_lpips_eval.py`</text:p>
      <text:p text:style-name="Standard"/>
      <text:p text:style-name="Standard">The app is a POC dashboard to explore the impact of synthetic histology images on a **fixed MobileNetV2 classifier**.</text:p>
      <text:p text:style-name="Standard"/>
      <text:p text:style-name="Standard">Before coding</text:p>
      <text:p text:style-name="Standard">--------------</text:p>
      <text:p text:style-name="Standard">1. Open and inspect:</text:p>
      <text:p text:style-name="Standard"><text:s text:c="3"/>- `p9dg/utils/class_mappings.py` <text:s/>→ get the mapping between folder names / class ids / human-readable labels.</text:p>
      <text:p text:style-name="Standard"><text:s text:c="3"/>- `p9dg/histo_dataset.py` <text:s text:c="7"/>→ understand `HistoDataset` (or equivalent) and the transforms used at inference time.</text:p>
      <text:p text:style-name="Standard"><text:s text:c="3"/>- `metrics/cnn_eval.py` <text:s text:c="9"/>→ see how the baseline CNN is loaded and how predictions + metrics (acc, F1, confusion matrix, etc.) are computed. The classifier is a MobileNetV2 whose weights are stored in `models/mobilenetv2_best.pt`. Reuse this logic.</text:p>
      <text:p text:style-name="Standard"><text:s text:c="3"/>- `metrics/fid_lpips_eval.py` <text:s text:c="3"/>→ see how FID / LPIPS are computed given two folders (real_root, gen_root).</text:p>
      <text:p text:style-name="Standard"><text:s text:c="3"/>- Any training / inference notebook or script that shows how to load and use:</text:p>
      <text:p text:style-name="Standard"><text:s text:c="5"/>- `models/cgan_best_model.pt`</text:p>
      <text:p text:style-name="Standard"><text:s text:c="5"/>- `models/pixcell256_reference.pt`</text:p>
      <text:p text:style-name="Standard"/>
      <text:p text:style-name="Standard">2. Create a small Python module like `workspace/<text:span text:style-name="T1">scripts</text:span>/dashboard_backend.py` to hold:</text:p>
      <text:p text:style-name="Standard"><text:s text:c="3"/>- model loading helpers</text:p>
      <text:p text:style-name="Standard"><text:s text:c="3"/>- sampling from the real dataset</text:p>
      <text:p text:style-name="Standard"><text:s text:c="3"/>- generation wrappers for GAN and PixCell</text:p>
      <text:p text:style-name="Standard"><text:s text:c="3"/>- evaluation wrappers (MobileNetV2 CNN + FID/LPIPS)</text:p>
      <text:p text:style-name="Standard"><text:s text:c="3"/>The Streamlit file should call these helpers; keep UI and backend separated.</text:p>
      <text:p text:style-name="Standard"/>
      <text:p text:style-name="Standard">Functional spec – high level</text:p>
      <text:p text:style-name="Standard">-----------------------------</text:p>
      <text:p text:style-name="Standard">All models are **pre-trained and frozen**:</text:p>
      <text:p text:style-name="Standard"/>
      <text:p text:style-name="Standard">- `baseline_cnn` = a MobileNetV2 classifier loaded from `models/mobilenetv2_best.pt`. It must use the same architecture, preprocessing and label ordering as in `cnn_eval.py`.</text:p>
      <text:p text:style-name="Standard">- `cgan_best_model.pt` is a conditional GAN.</text:p>
      <text:p text:style-name="Standard">- `pixcell256_reference.pt` is a diffusion-like model using UNI2-h embeddings (PixCell).</text:p>
      <text:p text:style-name="Standard"/>
      <text:p text:style-name="Standard">We only **sample** and **evaluate**, never train.</text:p>
      <text:p text:style-name="Standard"><text:soft-page-break/></text:p>
      <text:p text:style-name="Standard">Dataset:</text:p>
      <text:p text:style-name="Standard">- Use **only** images from `data/CRC-VAL-HE-7K/`.</text:p>
      <text:p text:style-name="Standard">- This folder already contains subfolders per class; wiring of folder name ↔ class id ↔ class label must be consistent with `class_mappings.py`.</text:p>
      <text:p text:style-name="Standard"/>
      <text:p text:style-name="Standard">Streamlit layout</text:p>
      <text:p text:style-name="Standard">-----------------</text:p>
      <text:p text:style-name="Standard">Use a 3-column layout:</text:p>
      <text:p text:style-name="Standard"/>
      <text:p text:style-name="Standard">- Column 1 (left): configuration &amp; generation</text:p>
      <text:p text:style-name="Standard">- Column 2 (center): gallery (real vs synth)</text:p>
      <text:p text:style-name="Standard">- Column 3 (right): metrics &amp; insights</text:p>
      <text:p text:style-name="Standard"/>
      <text:p text:style-name="Standard">Give the app title and subtitle:</text:p>
      <text:p text:style-name="Standard"/>
      <text:p text:style-name="Standard">- Title: `GAN vs diffusion models <text:span text:style-name="T1">in histopathology</text:span>`</text:p>
      <text:p text:style-name="P1">- Subtitle: `<text:span text:style-name="T1">Are synthetic images helping classification ?`</text:span></text:p>
      <text:p text:style-name="Standard"/>
      <text:p text:style-name="Standard">Column 1 – Setup &amp; generation</text:p>
      <text:p text:style-name="Standard">------------------------------</text:p>
      <text:p text:style-name="Standard">**1. Choose classes**</text:p>
      <text:p text:style-name="Standard"/>
      <text:p text:style-name="Standard">- Read the 9 class labels from `class_mappings.py` (do not hardcode them if possible).</text:p>
      <text:p text:style-name="Standard">- Use checkboxes or “pill” buttons to select 1..9 classes.</text:p>
      <text:p text:style-name="Standard">- Add an option “All classes” that selects the full set.</text:p>
      <text:p text:style-name="Standard">- Display a small text: `Classes selected: X / 9`.</text:p>
      <text:p text:style-name="Standard"/>
      <text:p text:style-name="Standard">**2. Real images**</text:p>
      <text:p text:style-name="Standard"/>
      <text:p text:style-name="Standard">- Slider: `Real images per class`, integer from 1 to 20 (default 5).</text:p>
      <text:p text:style-name="Standard">- When the user validates, build a “pool” of real images:</text:p>
      <text:p text:style-name="Standard"><text:s text:c="2"/>- Use `HistoDataset` (from `histo_dataset.py`) if it’s convenient:</text:p>
      <text:p text:style-name="Standard"><text:s text:c="4"/>- Configure it to read from `CRC-VAL-HE-7K`.</text:p>
      <text:p text:style-name="Standard"><text:s text:c="4"/>- Use the same transforms as in evaluation / training for the CNN (MobileNetV2).</text:p>
      <text:p text:style-name="Standard"><text:s text:c="2"/>- For each selected class:</text:p>
      <text:p text:style-name="Standard"><text:s text:c="4"/>- Sample `n_real_per_class` distinct images (with a fixed random seed for reproducibility, e.g. 42).</text:p>
      <text:p text:style-name="Standard">- Display a short info text, e.g. `Pool total: {n_real_per_class} × {nb_classes} = {total_real} real images`.</text:p>
      <text:p text:style-name="Standard"/>
      <text:p text:style-name="Standard">**3. Synthetic generation**</text:p>
      <text:p text:style-name="Standard"/>
      <text:p text:style-name="Standard">- A “Generator type” selector with **two options**:</text:p>
      <text:p text:style-name="Standard"><text:s text:c="2"/>- `GAN`</text:p>
      <text:p text:style-name="Standard"><text:s text:c="2"/>- `<text:span text:style-name="T1">Diffusion</text:span>`</text:p>
      <text:p text:style-name="Standard">- A slider: `Synthetic images per real`, integer from 1 to 10 (default 3).</text:p>
      <text:p text:style-name="Standard">- A main button: `Generate images`.</text:p>
      <text:p text:style-name="Standard"/>
      <text:p text:style-name="Standard">Back-end behavior on `Generate images`:</text:p>
      <text:p text:style-name="Standard"/>
      <text:p text:style-name="Standard">- Preconditions: at least 1 class, at least 1 real image per class, generator type selected.</text:p>
      <text:p text:style-name="Standard"><text:soft-page-break/>- For each selected class `c`:</text:p>
      <text:p text:style-name="Standard"><text:s text:c="2"/>- For each real image selected for this class:</text:p>
      <text:p text:style-name="Standard"><text:s text:c="4"/>- Generate `n_synth_per_real` synthetic images **conditional on the class** with the chosen model:</text:p>
      <text:p text:style-name="Standard"><text:s text:c="6"/>- For GAN:</text:p>
      <text:p text:style-name="Standard"><text:s text:c="8"/>- Load `cgan_best_model.pt` on `cuda` if available, else `cpu`.</text:p>
      <text:p text:style-name="Standard"><text:s text:c="8"/>- Use the same latent dimension and conditioning scheme as in the training code (search existing scripts / notebooks).</text:p>
      <text:p text:style-name="Standard"><text:s text:c="6"/>- For PixCell:</text:p>
      <text:p text:style-name="Standard"><text:s text:c="8"/>- Load `pixcell256_reference.pt` and the UNI2-h / PixCell inference pipeline used in the notebooks.</text:p>
      <text:p text:style-name="Standard"><text:s text:c="8"/>- Generate class-conditioned synthetic patches (same spatial size as real images, e.g. 256×256).</text:p>
      <text:p text:style-name="Standard">- Save generated images to disk under a consistent tree, e.g.:</text:p>
      <text:p text:style-name="Standard"/>
      <text:p text:style-name="Standard">workspace/outputs/synth/{generator_type}/{experiment_id}/{class_name}/sample_{k}.png</text:p>
      <text:p text:style-name="Standard"/>
      <text:p text:style-name="Standard">python</text:p>
      <text:p text:style-name="Standard"/>
      <text:p text:style-name="Standard">where `experiment_id` can be a timestamp or a short hash.</text:p>
      <text:p text:style-name="Standard">- In memory, build an index structure exposed to the UI, e.g.:</text:p>
      <text:p text:style-name="Standard"/>
      <text:p text:style-name="Standard">```python</text:p>
      <text:p text:style-name="Standard">GeneratedIndex = Dict[str, List[GeneratedImageInfo]]</text:p>
      <text:p text:style-name="Standard"/>
      <text:p text:style-name="Standard">@dataclass</text:p>
      <text:p text:style-name="Standard">class GeneratedImageInfo:</text:p>
      <text:p text:style-name="Standard"><text:s text:c="4"/>class_name: str</text:p>
      <text:p text:style-name="Standard"><text:s text:c="4"/>path: str <text:s text:c="7"/># absolute or relative path to PNG</text:p>
      <text:p text:style-name="Standard"><text:s text:c="4"/>source_real_id: str | None</text:p>
      <text:p text:style-name="Standard"><text:s text:c="4"/>generator: str <text:s text:c="2"/># "GAN" or "PixCell"</text:p>
      <text:p text:style-name="Standard">Store this index in st.session_state["generated_index"].</text:p>
      <text:p text:style-name="Standard"/>
      <text:p text:style-name="Standard">After generation, show a success message like:</text:p>
      <text:p text:style-name="Standard">Images generated for {nb_selected_classes} classes.</text:p>
      <text:p text:style-name="Standard"/>
      <text:p text:style-name="Standard">Column 2 – Gallery (real vs synth)</text:p>
      <text:p text:style-name="Standard">Goal: let the user visually inspect generated images per class.</text:p>
      <text:p text:style-name="Standard"/>
      <text:p text:style-name="Standard">UI:</text:p>
      <text:p text:style-name="Standard"/>
      <text:p text:style-name="Standard">A selectbox: Class: with the selected classes (default = first one).</text:p>
      <text:p text:style-name="Standard"/>
      <text:p text:style-name="Standard">A small text with counts: X real | Y synthetic.</text:p>
      <text:p text:style-name="Standard"/>
      <text:p text:style-name="Standard">Two tabs: Class preview and Real vs Synth.</text:p>
      <text:p text:style-name="Standard"/>
      <text:p text:style-name="Standard">Tab 1 – Class preview</text:p>
      <text:p text:style-name="Standard"/>
      <text:p text:style-name="Standard">Display a grid of synthetic images for the selected class:</text:p>
      <text:p text:style-name="Standard"/>
      <text:p text:style-name="Standard">2 rows × 4 columns (8 images at a time).</text:p>
      <text:p text:style-name="Standard"/>
      <text:p text:style-name="Standard"><text:soft-page-break/>Use pagination (st.number_input("Page", min_value=0, ...)) to iterate over the synthetic images list.</text:p>
      <text:p text:style-name="Standard"/>
      <text:p text:style-name="Standard">Underneath, a small horizontal strip of real images from the pool for the same class.</text:p>
      <text:p text:style-name="Standard"/>
      <text:p text:style-name="Standard">Tab 2 – Real vs Synth</text:p>
      <text:p text:style-name="Standard"/>
      <text:p text:style-name="Standard">Display a pair of images side-by-side:</text:p>
      <text:p text:style-name="Standard"/>
      <text:p text:style-name="Standard">Left: one real image.</text:p>
      <text:p text:style-name="Standard"/>
      <text:p text:style-name="Standard">Right: one synthetic image from the same class.</text:p>
      <text:p text:style-name="Standard"/>
      <text:p text:style-name="Standard">Provide Previous / Next buttons to move between pairs.</text:p>
      <text:p text:style-name="Standard"/>
      <text:p text:style-name="Standard">Show a caption like: Pair {i+1} / {N} — class: {class_name} — generator: {generator}.</text:p>
      <text:p text:style-name="Standard"/>
      <text:p text:style-name="Standard">Column 3 – Metrics &amp; insights</text:p>
      <text:p text:style-name="Standard">This column has two main cards: classification metrics, and image quality metrics.</text:p>
      <text:p text:style-name="Standard"/>
      <text:p text:style-name="Standard">4. Test mix &amp; CNN evaluation (MobileNetV2 baseline)</text:p>
      <text:p text:style-name="Standard">A discrete slider or select_slider:</text:p>
      <text:p text:style-name="Standard"/>
      <text:p text:style-name="Standard">Label: Proportion synthetic in test</text:p>
      <text:p text:style-name="Standard"/>
      <text:p text:style-name="Standard">Options: [0, 20, 40, 60, 80, 100] (% of synth).</text:p>
      <text:p text:style-name="Standard"/>
      <text:p text:style-name="Standard">Default: 0 (only real).</text:p>
      <text:p text:style-name="Standard"/>
      <text:p text:style-name="Standard">Display computed per-class test size, e.g.:</text:p>
      <text:p text:style-name="Standard"/>
      <text:p text:style-name="Standard">Per class: N_TEST images → 60 synth + 40 real</text:p>
      <text:p text:style-name="Standard"/>
      <text:p text:style-name="Standard">A button: Evaluate CNN classification.</text:p>
      <text:p text:style-name="Standard"/>
      <text:p text:style-name="Standard">Back-end behavior:</text:p>
      <text:p text:style-name="Standard"/>
      <text:p text:style-name="Standard">Decide a reasonable default N_TEST_PER_CLASS (for example: 100).</text:p>
      <text:p text:style-name="Standard"/>
      <text:p text:style-name="Standard">For each selected class:</text:p>
      <text:p text:style-name="Standard"/>
      <text:p text:style-name="Standard">python</text:p>
      <text:p text:style-name="Standard"/>
      <text:p text:style-name="Standard">n_synth = int(N_TEST_PER_CLASS * mix_ratio / 100)</text:p>
      <text:p text:style-name="Standard">n_real <text:s/>= N_TEST_PER_CLASS - n_synth</text:p>
      <text:p text:style-name="Standard">Real images for test:</text:p>
      <text:p text:style-name="Standard"/>
      <text:p text:style-name="Standard">Sample from the CRC-VAL-HE-7K pool (can be larger than the 1–20 images used for generation).</text:p>
      <text:p text:style-name="Standard"/>
      <text:p text:style-name="Standard">Synthetic images for test:</text:p>
      <text:p text:style-name="Standard"/>
      <text:p text:style-name="Standard">Sample from generated_index for this class.</text:p>
      <text:p text:style-name="Standard"/>
      <text:p text:style-name="Standard"><text:soft-page-break/>If fewer synthetic images are available than requested, use all of them and adjust the effective test size accordingly (log a warning message in the UI).</text:p>
      <text:p text:style-name="Standard"/>
      <text:p text:style-name="Standard">Build a test index (list of dicts or DataFrame) with:</text:p>
      <text:p text:style-name="Standard"/>
      <text:p text:style-name="Standard">image path</text:p>
      <text:p text:style-name="Standard"/>
      <text:p text:style-name="Standard">class_id / class_name</text:p>
      <text:p text:style-name="Standard"/>
      <text:p text:style-name="Standard">source type: "real" or "synth"</text:p>
      <text:p text:style-name="Standard"/>
      <text:p text:style-name="Standard">generator type for synth samples.</text:p>
      <text:p text:style-name="Standard"/>
      <text:p text:style-name="Standard">Reuse the loading/inference code from cnn_eval.py:</text:p>
      <text:p text:style-name="Standard"/>
      <text:p text:style-name="Standard">Load the MobileNetV2 classifier from models/mobilenetv2_best.pt with the exact same architecture as in cnn_eval.py.</text:p>
      <text:p text:style-name="Standard"/>
      <text:p text:style-name="Standard">Apply the same preprocessing / normalization as during training.</text:p>
      <text:p text:style-name="Standard"/>
      <text:p text:style-name="Standard">Compute y_true, y_pred, confidence scores.</text:p>
      <text:p text:style-name="Standard"/>
      <text:p text:style-name="Standard">Compute:</text:p>
      <text:p text:style-name="Standard"/>
      <text:p text:style-name="Standard">global accuracy</text:p>
      <text:p text:style-name="Standard"/>
      <text:p text:style-name="Standard">macro F1</text:p>
      <text:p text:style-name="Standard"/>
      <text:p text:style-name="Standard">confusion matrix (restricted to the selected classes).</text:p>
      <text:p text:style-name="Standard"/>
      <text:p text:style-name="Standard">UI display:</text:p>
      <text:p text:style-name="Standard"/>
      <text:p text:style-name="Standard">Show KPI cards using st.metric:</text:p>
      <text:p text:style-name="Standard"/>
      <text:p text:style-name="Standard">Accuracy</text:p>
      <text:p text:style-name="Standard"/>
      <text:p text:style-name="Standard">F1 macro</text:p>
      <text:p text:style-name="Standard"/>
      <text:p text:style-name="Standard"># classes evaluated</text:p>
      <text:p text:style-name="Standard"/>
      <text:p text:style-name="Standard">Show the confusion matrix as a heatmap (matplotlib or plotly).</text:p>
      <text:p text:style-name="Standard"/>
      <text:p text:style-name="Standard">5. Image quality metrics (FID / LPIPS)</text:p>
      <text:p text:style-name="Standard">A button: Compute FID / LPIPS.</text:p>
      <text:p text:style-name="Standard"/>
      <text:p text:style-name="Standard">Back-end behavior:</text:p>
      <text:p text:style-name="Standard"/>
      <text:p text:style-name="Standard">For each selected class:</text:p>
      <text:p text:style-name="Standard"/>
      <text:p text:style-name="Standard">Real set: choose a reference folder under CRC-VAL-HE-7K (or a subset), consistent with how fid_lpips_eval.py expects its inputs.</text:p>
      <text:p text:style-name="Standard"/>
      <text:p text:style-name="Standard"><text:soft-page-break/>Synth set: use the folder under outputs/synth/{generator_type}/{experiment_id}/{class_name}.</text:p>
      <text:p text:style-name="Standard"/>
      <text:p text:style-name="Standard">Call the appropriate function(s) from fid_lpips_eval.py to compute:</text:p>
      <text:p text:style-name="Standard"/>
      <text:p text:style-name="Standard">FID per class</text:p>
      <text:p text:style-name="Standard"/>
      <text:p text:style-name="Standard">LPIPS per class</text:p>
      <text:p text:style-name="Standard"/>
      <text:p text:style-name="Standard">optional: global / pooled scores.</text:p>
      <text:p text:style-name="Standard"/>
      <text:p text:style-name="Standard">Cache the results with st.cache_data keyed by (generator_type, selected_classes, experiment_id) to avoid recomputing.</text:p>
      <text:p text:style-name="Standard"/>
      <text:p text:style-name="Standard">UI display:</text:p>
      <text:p text:style-name="Standard"/>
      <text:p text:style-name="Standard">A “Global” section:</text:p>
      <text:p text:style-name="Standard"/>
      <text:p text:style-name="Standard">FID global</text:p>
      <text:p text:style-name="Standard"/>
      <text:p text:style-name="Standard">LPIPS global</text:p>
      <text:p text:style-name="Standard"/>
      <text:p text:style-name="Standard">A table per class:</text:p>
      <text:p text:style-name="Standard"/>
      <text:p text:style-name="Standard">columns: Class, FID, LPIPS.</text:p>
      <text:p text:style-name="Standard"/>
      <text:p text:style-name="Standard">Optionally a bar chart for FID and LPIPS by class.</text:p>
      <text:p text:style-name="Standard"/>
      <text:p text:style-name="Standard">Technical details &amp; constraints</text:p>
      <text:p text:style-name="Standard">Use torch.device("cuda" if torch.cuda.is_available() else "cpu") and move the models/tensors accordingly.</text:p>
      <text:p text:style-name="Standard"/>
      <text:p text:style-name="Standard">Batch inference where reasonable, but keep batch sizes small enough for GPU memory.</text:p>
      <text:p text:style-name="Standard"/>
      <text:p text:style-name="Standard">Use Streamlit caching:</text:p>
      <text:p text:style-name="Standard"/>
      <text:p text:style-name="Standard">@st.cache_resource for model loading (GAN, PixCell, MobileNetV2).</text:p>
      <text:p text:style-name="Standard"/>
      <text:p text:style-name="Standard">@st.cache_data for pure functions (e.g. sampling indices, computed metrics).</text:p>
      <text:p text:style-name="Standard"/>
      <text:p text:style-name="Standard">Keep the Streamlit app responsive; do not run heavy computations automatically:</text:p>
      <text:p text:style-name="Standard"/>
      <text:p text:style-name="Standard">generation only when the user clicks Generate images.</text:p>
      <text:p text:style-name="Standard"/>
      <text:p text:style-name="Standard">CNN evaluation only when Evaluate CNN classification is clicked.</text:p>
      <text:p text:style-name="Standard"/>
      <text:p text:style-name="Standard">FID / LPIPS only when Compute FID / LPIPS is clicked.</text:p>
      <text:p text:style-name="Standard"/>
      <text:p text:style-name="Standard">Deliverables</text:p>
      <text:p text:style-name="Standard">A Streamlit app file, e.g. workspace/streamlit_app.py.</text:p>
      <text:p text:style-name="Standard"/>
      <text:p text:style-name="Standard">A backend helper module, e.g. workspace/p9dg/dashboard_backend.py, containing:</text:p>
      <text:p text:style-name="Standard"/>
      <text:p text:style-name="Standard"><text:soft-page-break/>load_class_mapping()</text:p>
      <text:p text:style-name="Standard"/>
      <text:p text:style-name="Standard">sample_real_images_per_class(...)</text:p>
      <text:p text:style-name="Standard"/>
      <text:p text:style-name="Standard">load_gan_model(...), generate_with_gan(...)</text:p>
      <text:p text:style-name="Standard"/>
      <text:p text:style-name="Standard">load_pixcell_model(...), generate_with_pixcell(...)</text:p>
      <text:p text:style-name="Standard"/>
      <text:p text:style-name="Standard">load_mobilenet_cnn(...) that loads mobilenetv2_best.pt</text:p>
      <text:p text:style-name="Standard"/>
      <text:p text:style-name="Standard">build_test_set(...)</text:p>
      <text:p text:style-name="Standard"/>
      <text:p text:style-name="Standard">evaluate_cnn_on_index(...) using MobileNetV2</text:p>
      <text:p text:style-name="Standard"/>
      <text:p text:style-name="Standard">compute_fid_lpips(...)</text:p>
      <text:p text:style-name="Standard"/>
      <text:p text:style-name="Standard">The app should run with:</text:p>
      <text:p text:style-name="Standard"/>
      <text:p text:style-name="Standard">bash</text:p>
      <text:p text:style-name="Standard"/>
      <text:p text:style-name="Standard">cd workspace</text:p>
      <text:p text:style-name="Standard">streamlit run streamlit_app.py</text:p>
      <text:p text:style-name="Standard">assuming the Python environment already has all dependencies (torch, torchvision, streamlit, etc).</text:p>
      <text:p text:style-name="Standard"/>
      <text:p text:style-name="Standard">Please now implement this, reusing as much existing code as possible from the repo, and keep everything well-structured and commented. <text:span text:style-name="T2">You may do that step by step (per column of layou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0:34:16.152892344</meta:creation-date>
    <dc:date>2025-11-17T20:45:39.717216501</dc:date>
    <meta:editing-duration>PT1M10S</meta:editing-duration>
    <meta:editing-cycles>1</meta:editing-cycles>
    <meta:document-statistic meta:table-count="0" meta:image-count="0" meta:object-count="0" meta:page-count="7" meta:paragraph-count="199" meta:word-count="1423" meta:character-count="10119" meta:non-whitespace-character-count="8731"/>
    <meta:generator>LibreOffice/24.2.7.2$Linux_X86_64 LibreOffice_project/420$Build-2</meta:generator>
  </office:meta>
</office:document-meta>
</file>